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aec83" officeooo:paragraph-rsid="000aec83"/>
    </style:style>
    <style:style style:name="P2" style:family="paragraph" style:parent-style-name="Standard" style:list-style-name="L1">
      <style:text-properties officeooo:rsid="000aec83" officeooo:paragraph-rsid="000aec83"/>
    </style:style>
    <style:style style:name="P3" style:family="paragraph" style:parent-style-name="Standard" style:list-style-name="L1">
      <style:text-properties officeooo:rsid="000e1ba7" officeooo:paragraph-rsid="000e1ba7"/>
    </style:style>
    <style:style style:name="P4" style:family="paragraph" style:parent-style-name="Standard" style:list-style-name="L1">
      <style:text-properties officeooo:rsid="000fe494" officeooo:paragraph-rsid="000fe494"/>
    </style:style>
    <style:style style:name="P5" style:family="paragraph" style:parent-style-name="Standard">
      <style:text-properties officeooo:rsid="000fe494" officeooo:paragraph-rsid="000fe494"/>
    </style:style>
    <style:style style:name="P6" style:family="paragraph" style:parent-style-name="Standard" style:list-style-name="L1">
      <style:text-properties officeooo:rsid="0011e368" officeooo:paragraph-rsid="0011e368"/>
    </style:style>
    <style:style style:name="P7" style:family="paragraph" style:parent-style-name="Standard" style:list-style-name="L1">
      <style:text-properties officeooo:rsid="0012e28f" officeooo:paragraph-rsid="0012e28f"/>
    </style:style>
    <style:style style:name="P8" style:family="paragraph" style:parent-style-name="Standard" style:list-style-name="L1">
      <style:text-properties officeooo:rsid="00130c8e" officeooo:paragraph-rsid="00130c8e"/>
    </style:style>
    <style:style style:name="P9" style:family="paragraph" style:parent-style-name="Standard" style:list-style-name="L1">
      <style:text-properties officeooo:rsid="0014a2ba" officeooo:paragraph-rsid="0014a2ba"/>
    </style:style>
    <style:style style:name="P10" style:family="paragraph" style:parent-style-name="Standard" style:list-style-name="L1">
      <style:text-properties officeooo:rsid="0014a2ba" officeooo:paragraph-rsid="00153ca6"/>
    </style:style>
    <style:style style:name="P11" style:family="paragraph" style:parent-style-name="Standard" style:list-style-name="L1">
      <style:text-properties officeooo:rsid="0015569c" officeooo:paragraph-rsid="0015569c"/>
    </style:style>
    <style:style style:name="T1" style:family="text">
      <style:text-properties officeooo:rsid="000e1ba7"/>
    </style:style>
    <style:style style:name="T2" style:family="text">
      <style:text-properties officeooo:rsid="001257ed"/>
    </style:style>
    <style:style style:name="T3" style:family="text">
      <style:text-properties officeooo:rsid="00153ca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MANDE DEL QUESTIONARIO GOOGLE IUM</text:p>
      <text:p text:style-name="P1"/>
      <text:list xml:id="list6059204828242443623" text:style-name="L1">
        <text:list-item>
          <text:p text:style-name="P4">Quanti anni hai?</text:p>
          <text:list>
            <text:list-item>
              <text:p text:style-name="P4">RISPOSTA</text:p>
              <text:list>
                <text:list-item>
                  <text:p text:style-name="P4">Tra 18 e 30</text:p>
                </text:list-item>
                <text:list-item>
                  <text:p text:style-name="P4">Tra 30 e 60</text:p>
                </text:list-item>
                <text:list-item>
                  <text:p text:style-name="P4">Maggiore di 60</text:p>
                </text:list-item>
              </text:list>
            </text:list-item>
          </text:list>
        </text:list-item>
      </text:list>
      <text:p text:style-name="P5"/>
      <text:list xml:id="list124540175509201" text:continue-numbering="true" text:style-name="L1">
        <text:list-item>
          <text:p text:style-name="P8">Conosci il modo con il quale il tuo comune ricicla i rifiuti?</text:p>
          <text:list>
            <text:list-item>
              <text:p text:style-name="P8">RISPOSTA</text:p>
              <text:list>
                <text:list-item>
                  <text:p text:style-name="P8">Si</text:p>
                </text:list-item>
                <text:list-item>
                  <text:p text:style-name="P8">In parte</text:p>
                </text:list-item>
                <text:list-item>
                  <text:p text:style-name="P8">No</text:p>
                </text:list-item>
              </text:list>
            </text:list-item>
          </text:list>
        </text:list-item>
        <text:list-item>
          <text:p text:style-name="P2">Nel tuo comune viene effettuata la raccolta differenziata dei rifiuti?</text:p>
          <text:list>
            <text:list-item>
              <text:p text:style-name="P2">RISPOSTA -Si -No</text:p>
            </text:list-item>
          </text:list>
        </text:list-item>
        <text:list-item>
          <text:p text:style-name="P11">Pensi mai all’impatto che la presenza di rifiuti gettati per strada e nei terreni possa avere sulla salute delle persone e sull’ambiente?</text:p>
          <text:list>
            <text:list-item>
              <text:p text:style-name="P11">RISPOSTA</text:p>
              <text:list>
                <text:list-item>
                  <text:p text:style-name="P11">Spesso</text:p>
                </text:list-item>
                <text:list-item>
                  <text:p text:style-name="P11">Soltanto alcune volte</text:p>
                </text:list-item>
                <text:list-item>
                  <text:p text:style-name="P11">Mai</text:p>
                </text:list-item>
              </text:list>
            </text:list-item>
          </text:list>
        </text:list-item>
        <text:list-item>
          <text:p text:style-name="P2">Come valuti la tua capacità di <text:s/>differenziare correttamente i rifiuti,ossia porre ciascun tipo di rifiuto nell’apposito sacchetto?</text:p>
          <text:list>
            <text:list-item>
              <text:p text:style-name="P2">RISPOSTA</text:p>
              <text:list>
                <text:list-item>
                  <text:p text:style-name="P2">Molto Buona</text:p>
                </text:list-item>
                <text:list-item>
                  <text:p text:style-name="P2">Buona</text:p>
                </text:list-item>
                <text:list-item>
                  <text:p text:style-name="P2">Discreta</text:p>
                </text:list-item>
                <text:list-item>
                  <text:p text:style-name="P2">Pessima</text:p>
                </text:list-item>
              </text:list>
            </text:list-item>
          </text:list>
        </text:list-item>
        <text:list-item>
          <text:p text:style-name="P2"><text:span text:style-name="T1">I g</text:span>iorni <text:s/>per il conferimento dei rifiuti <text:span text:style-name="T1">sono stati scelti adeguatamente secondo te dal tuo comune di residenza</text:span>? ( Ad esempio Lunedì raccolta Umido, Martedì Carta e Cartone ecc.)</text:p>
          <text:list>
            <text:list-item>
              <text:p text:style-name="P2">RISPOSTA</text:p>
              <text:list>
                <text:list-item>
                  <text:p text:style-name="P3">Assolutamente Si</text:p>
                </text:list-item>
                <text:list-item>
                  <text:p text:style-name="P3">Potrebbero essere modificati leggermente</text:p>
                </text:list-item>
                <text:list-item>
                  <text:p text:style-name="P3">In maniera discreta</text:p>
                </text:list-item>
                <text:list-item>
                  <text:p text:style-name="P3">Assolutamente No</text:p>
                </text:list-item>
              </text:list>
            </text:list-item>
          </text:list>
        </text:list-item>
        <text:list-item>
          <text:p text:style-name="P6">Capita mai che i rifiuti posti davanti l’abitazione non vengano prelevati dagli addetti alla raccolta?</text:p>
          <text:list>
            <text:list-item>
              <text:p text:style-name="P6">RISPOSTA</text:p>
              <text:list>
                <text:list-item>
                  <text:p text:style-name="P6">Molto spesso</text:p>
                </text:list-item>
                <text:list-item>
                  <text:p text:style-name="P6">Alcune volte</text:p>
                </text:list-item>
                <text:list-item>
                  <text:p text:style-name="P6">Rar<text:span text:style-name="T2">a</text:span>mente</text:p>
                </text:list-item>
                <text:list-item>
                  <text:p text:style-name="P6">Mai successo</text:p>
                </text:list-item>
              </text:list>
            </text:list-item>
          </text:list>
        </text:list-item>
        <text:list-item>
          <text:p text:style-name="P7">Ritieni giusto l’importo versato per la TARI?</text:p>
          <text:list>
            <text:list-item>
              <text:p text:style-name="P7">RISPOSTA</text:p>
              <text:list>
                <text:list-item>
                  <text:p text:style-name="P7">Decisamente si</text:p>
                </text:list-item>
                <text:list-item>
                  <text:p text:style-name="P7">Più si che no</text:p>
                </text:list-item>
                <text:list-item>
                  <text:p text:style-name="P7">Più no che sì</text:p>
                </text:list-item>
                <text:list-item>
                  <text:p text:style-name="P7">Decisamente no</text:p>
                </text:list-item>
              </text:list>
            </text:list-item>
          </text:list>
        </text:list-item>
        <text:list-item>
          <text:p text:style-name="P9">Quale dei seguenti problemi ti coinvolge:</text:p>
          <text:list>
            <text:list-item>
              <text:p text:style-name="P9"><text:soft-page-break/>RISPOSTA</text:p>
              <text:list>
                <text:list-item>
                  <text:p text:style-name="P9">Mantenere rifiuti più giorni in casa</text:p>
                </text:list-item>
                <text:list-item>
                  <text:p text:style-name="P9">Difficoltà nell’individuare la tipologia di un rifiuto(Ad esempio lattina di cola nell’alluminio,filtro del thè nell’umido ecc.)</text:p>
                </text:list-item>
                <text:list-item>
                  <text:p text:style-name="P9">Orari di conferimento dei rifiuti</text:p>
                </text:list-item>
                <text:list-item>
                  <text:p text:style-name="P9">Difficoltà nel recarsi nel luogo del conferimento</text:p>
                </text:list-item>
                <text:list-item>
                  <text:p text:style-name="P10">Smaltimento di rifiuti ingombranti ( Ad esempio elettrodomestici,mobili <text:span text:style-name="T3">ecc.</text:span>)</text:p>
                  <text:p text:style-name="P9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8T12:16:38.271929061</meta:creation-date>
    <dc:date>2018-10-28T12:45:12.417958812</dc:date>
    <meta:editing-duration>PT18M29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2" meta:paragraph-count="50" meta:word-count="284" meta:character-count="1567" meta:non-whitespace-character-count="1379"/>
  </office:meta>
</office:document-meta>
</file>